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2" style:family="paragraph" style:parent-style-name="Standard" style:list-style-name="">
      <style:paragraph-properties style:text-autospace="none"/>
      <style:text-properties style:font-name="Courier New" fo:font-size="11pt" fo:language="en" fo:country="US" fo:font-weight="bold" style:font-name-asian="Courier New" style:font-size-asian="11pt" style:font-weight-asian="bold" style:font-name-complex="Courier New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.4</text:p>
      <text:p text:style-name="P2"/>
      <text:p text:style-name="P2">## <text:s/>TABLES ##</text:p>
      <text:p text:style-name="P1">mysql&gt; select * from Student;</text:p>
      <text:p text:style-name="P1">+------+--------+------+</text:p>
      <text:p text:style-name="P1">| id <text:s text:c="2"/>| name <text:s text:c="2"/>| dept |</text:p>
      <text:p text:style-name="P1">+------+--------+------+</text:p>
      <text:p text:style-name="P1">| 1111 | Akash <text:s/>| 3001 |</text:p>
      <text:p text:style-name="P1">| 1112 | Akshay | 3002 |</text:p>
      <text:p text:style-name="P1">| 1113 | Samir <text:s/>| 3002 |</text:p>
      <text:p text:style-name="P1">| 1114 | Mitesh | 3002 |</text:p>
      <text:p text:style-name="P1">| 1115 | Girish | 3003 |</text:p>
      <text:p text:style-name="P1">| 1116 | Raj <text:s text:c="3"/>| 3001 |</text:p>
      <text:p text:style-name="P1">+------+--------+------+</text:p>
      <text:p text:style-name="P1">6 rows in set (0.00 sec)</text:p>
      <text:p text:style-name="P1">mysql&gt; select * from Dept;</text:p>
      <text:p text:style-name="P1">+------+------------+</text:p>
      <text:p text:style-name="P1">| id <text:s text:c="2"/>| name <text:s text:c="6"/>|</text:p>
      <text:p text:style-name="P1">+------+------------+</text:p>
      <text:p text:style-name="P1">| 3001 | Computer <text:s text:c="2"/>|</text:p>
      <text:p text:style-name="P1">| 3002 | Electrical |</text:p>
      <text:p text:style-name="P1">| 3004 | E&amp;TC <text:s text:c="6"/>|</text:p>
      <text:p text:style-name="P1">+------+------------+</text:p>
      <text:p text:style-name="P1">3 rows in set (0.01 sec)</text:p>
      <text:p text:style-name="P1">mysql&gt; select * from Stud_Marks;</text:p>
      <text:p text:style-name="P1">+--------+-------------+</text:p>
      <text:p text:style-name="P1">| name <text:s text:c="2"/>| total_marks |</text:p>
      <text:p text:style-name="P1">+--------+-------------+</text:p>
      <text:p text:style-name="P1">| Ramesh | <text:s text:c="8"/>955 |</text:p>
      <text:p text:style-name="P1">| Ajay <text:s text:c="2"/>| <text:s text:c="8"/>900 |</text:p>
      <text:p text:style-name="P1">| Akash <text:s/>| <text:s text:c="8"/>990 |</text:p>
      <text:p text:style-name="P1">| Vishal | <text:s text:c="7"/>1344 |</text:p>
      <text:p text:style-name="P1">| Vijay <text:s/>| <text:s text:c="7"/>1500 |</text:p>
      <text:p text:style-name="P1">| Suraj <text:s/>| <text:s text:c="8"/>825 |</text:p>
      <text:p text:style-name="P1">| Girish | <text:s text:c="8"/>899 |</text:p>
      <text:p text:style-name="P1">+--------+-------------+</text:p>
      <text:p text:style-name="P1">7 rows in set (0.01 sec)</text:p>
      <text:p text:style-name="P1">mysql&gt; select * from Result;</text:p>
      <text:p text:style-name="P1">+------+--------+---------------------+</text:p>
      <text:p text:style-name="P1">| Roll | Name <text:s text:c="2"/>| Class <text:s text:c="14"/>|</text:p>
      <text:p text:style-name="P1">+------+--------+---------------------+</text:p>
      <text:p text:style-name="P1">| <text:s text:c="2"/>11 | Ramesh | First class <text:s text:c="8"/>|</text:p>
      <text:p text:style-name="P1">| <text:s text:c="2"/>13 | Samir <text:s/>| First class <text:s text:c="8"/>|</text:p>
      <text:p text:style-name="P1">| <text:s text:c="2"/>22 | Vishal | Distinction <text:s text:c="8"/>|</text:p>
      <text:p text:style-name="P1">| <text:s text:c="2"/>23 | Vijay <text:s/>| Distinction <text:s text:c="8"/>|</text:p>
      <text:p text:style-name="P1">| <text:s text:c="2"/>31 | Suraj <text:s/>| Higher second class |</text:p>
      <text:p text:style-name="P1">| <text:s text:c="2"/>32 | Akshad | Higher second class |</text:p>
      <text:p text:style-name="P1">+------+--------+---------------------+</text:p>
      <text:p text:style-name="P1">6 rows in set (0.00 sec)</text:p>
      <text:p text:style-name="P1"/>
      <text:p text:style-name="P2">## <text:s/>Inner Join <text:s/>##</text:p>
      <text:p text:style-name="P1">mysql&gt; select Student.id as ID, Student.name as Name, Dept.name as Department from Student inner join Dept on Student.dept = Dept.id;</text:p>
      <text:p text:style-name="P1"/>
      <text:p text:style-name="P1"><text:soft-page-break/>+------+--------+------------+</text:p>
      <text:p text:style-name="P1">| ID <text:s text:c="2"/>| Name <text:s text:c="2"/>| Department |</text:p>
      <text:p text:style-name="P1">+------+--------+------------+</text:p>
      <text:p text:style-name="P1">| 1111 | Akash <text:s/>| Computer <text:s text:c="2"/>|</text:p>
      <text:p text:style-name="P1">| 1112 | Akshay | Electrical |</text:p>
      <text:p text:style-name="P1">| 1113 | Samir <text:s/>| Electrical |</text:p>
      <text:p text:style-name="P1">| 1114 | Mitesh | Electrical |</text:p>
      <text:p text:style-name="P1">| 1116 | Raj <text:s text:c="3"/>| Computer <text:s text:c="2"/>|</text:p>
      <text:p text:style-name="P1">+------+--------+------------+</text:p>
      <text:p text:style-name="P1">5 rows in set (0.01 sec)</text:p>
      <text:p text:style-name="P1">mysql&gt; select Roll, Result.name, total_marks, Class <text:s/>from Stud_Marks </text:p>
      <text:p text:style-name="P1"><text:tab/>inner join Result on Stud_Marks.name=Result.Name;</text:p>
      <text:p text:style-name="P1">+------+--------+-------------+---------------------+</text:p>
      <text:p text:style-name="P1">| Roll | name <text:s text:c="2"/>| total_marks | Class <text:s text:c="14"/>|</text:p>
      <text:p text:style-name="P1">+------+--------+-------------+---------------------+</text:p>
      <text:p text:style-name="P1">| <text:s text:c="2"/>11 | Ramesh | <text:s text:c="8"/>955 | First class <text:s text:c="8"/>|</text:p>
      <text:p text:style-name="P1">| <text:s text:c="2"/>22 | Vishal | <text:s text:c="7"/>1344 | Distinction <text:s text:c="8"/>|</text:p>
      <text:p text:style-name="P1">| <text:s text:c="2"/>23 | Vijay <text:s/>| <text:s text:c="7"/>1500 | Distinction <text:s text:c="8"/>|</text:p>
      <text:p text:style-name="P1">| <text:s text:c="2"/>31 | Suraj <text:s/>| <text:s text:c="8"/>825 | Higher second class |</text:p>
      <text:p text:style-name="P1">+------+--------+-------------+---------------------+</text:p>
      <text:p text:style-name="P1">4 rows in set (0.00 sec)</text:p>
      <text:p text:style-name="P1"/>
      <text:p text:style-name="P2">## <text:s/>Left Join <text:s/>##</text:p>
      <text:p text:style-name="P1">mysql&gt; select Student.id, Student.name, Dept.name from Student </text:p>
      <text:p text:style-name="P1"><text:tab/>left join Dept on Student.dept=Dept.id;</text:p>
      <text:p text:style-name="P1">+------+--------+------------+</text:p>
      <text:p text:style-name="P1">| id <text:s text:c="2"/>| name <text:s text:c="2"/>| name <text:s text:c="6"/>|</text:p>
      <text:p text:style-name="P1">+------+--------+------------+</text:p>
      <text:p text:style-name="P1">| 1111 | Akash <text:s/>| Computer <text:s text:c="2"/>|</text:p>
      <text:p text:style-name="P1">| 1112 | Akshay | Electrical |</text:p>
      <text:p text:style-name="P1">| 1113 | Samir <text:s/>| Electrical |</text:p>
      <text:p text:style-name="P1">| 1114 | Mitesh | Electrical |</text:p>
      <text:p text:style-name="P1">| 1115 | Girish | NULL <text:s text:c="6"/>|</text:p>
      <text:p text:style-name="P1">| 1116 | Raj <text:s text:c="3"/>| Computer <text:s text:c="2"/>|</text:p>
      <text:p text:style-name="P1">+------+--------+------------+</text:p>
      <text:p text:style-name="P1">6 rows in set (0.00 sec)</text:p>
      <text:p text:style-name="P1">mysql&gt; select Stud_Marks.name, total_marks, class from Stud_Marks </text:p>
      <text:p text:style-name="P1"><text:tab/>left join Result on Stud_Marks.name=Result.name;</text:p>
      <text:p text:style-name="P1">+--------+-------------+---------------------+</text:p>
      <text:p text:style-name="P1">| name <text:s text:c="2"/>| total_marks | class <text:s text:c="14"/>|</text:p>
      <text:p text:style-name="P1">+--------+-------------+---------------------+</text:p>
      <text:p text:style-name="P1">| Ramesh | <text:s text:c="8"/>955 | First class <text:s text:c="8"/>|</text:p>
      <text:p text:style-name="P1">| Ajay <text:s text:c="2"/>| <text:s text:c="8"/>900 | NULL <text:s text:c="15"/>|</text:p>
      <text:p text:style-name="P1">| Akash <text:s/>| <text:s text:c="8"/>990 | NULL <text:s text:c="15"/>|</text:p>
      <text:p text:style-name="P1">| Vishal | <text:s text:c="7"/>1344 | Distinction <text:s text:c="8"/>|</text:p>
      <text:p text:style-name="P1">| Vijay <text:s/>| <text:s text:c="7"/>1500 | Distinction <text:s text:c="8"/>|</text:p>
      <text:p text:style-name="P1">| Suraj <text:s/>| <text:s text:c="8"/>825 | Higher second class |</text:p>
      <text:p text:style-name="P1">| Girish | <text:s text:c="8"/>899 | NULL <text:s text:c="15"/>|</text:p>
      <text:p text:style-name="P1">+--------+-------------+---------------------+</text:p>
      <text:p text:style-name="P1">7 rows in set (0.01 sec)</text:p>
      <text:p text:style-name="P1"/>
      <text:p text:style-name="P2">## <text:s/>Right Join <text:s/>##</text:p>
      <text:p text:style-name="P1">mysql&gt; select Roll, Result.name,total_marks from Stud_Marks </text:p>
      <text:p text:style-name="P1"><text:tab/>right join Result on Stud_Marks.name=Result.name;</text:p>
      <text:p text:style-name="P1"><text:soft-page-break/>+------+--------+-------------+</text:p>
      <text:p text:style-name="P1">| Roll | name <text:s text:c="2"/>| total_marks |</text:p>
      <text:p text:style-name="P1">+------+--------+-------------+</text:p>
      <text:p text:style-name="P1">| <text:s text:c="2"/>11 | Ramesh | <text:s text:c="8"/>955 |</text:p>
      <text:p text:style-name="P1">| <text:s text:c="2"/>13 | Samir <text:s/>| <text:s text:c="7"/>NULL |</text:p>
      <text:p text:style-name="P1">| <text:s text:c="2"/>22 | Vishal | <text:s text:c="7"/>1344 |</text:p>
      <text:p text:style-name="P1">| <text:s text:c="2"/>23 | Vijay <text:s/>| <text:s text:c="7"/>1500 |</text:p>
      <text:p text:style-name="P1">| <text:s text:c="2"/>31 | Suraj <text:s/>| <text:s text:c="8"/>825 |</text:p>
      <text:p text:style-name="P1">| <text:s text:c="2"/>32 | Akshad | <text:s text:c="7"/>NULL |</text:p>
      <text:p text:style-name="P1">+------+--------+-------------+</text:p>
      <text:p text:style-name="P1">6 rows in set (0.00 sec)</text:p>
      <text:p text:style-name="P1">mysql&gt; select Dept.id, Dept.name, Student.name from Student </text:p>
      <text:p text:style-name="P1"><text:tab/>right join Dept on Student.dept=Dept.id;</text:p>
      <text:p text:style-name="P1">+------+------------+--------+</text:p>
      <text:p text:style-name="P1">| id <text:s text:c="2"/>| name <text:s text:c="6"/>| name <text:s text:c="2"/>|</text:p>
      <text:p text:style-name="P1">+------+------------+--------+</text:p>
      <text:p text:style-name="P1">| 3001 | Computer <text:s text:c="2"/>| Akash <text:s/>|</text:p>
      <text:p text:style-name="P1">| 3001 | Computer <text:s text:c="2"/>| Raj <text:s text:c="3"/>|</text:p>
      <text:p text:style-name="P1">| 3002 | Electrical | Akshay |</text:p>
      <text:p text:style-name="P1">| 3002 | Electrical | Samir <text:s/>|</text:p>
      <text:p text:style-name="P1">| 3002 | Electrical | Mitesh |</text:p>
      <text:p text:style-name="P1">| 3004 | E&amp;TC <text:s text:c="6"/>| NULL <text:s text:c="2"/>|</text:p>
      <text:p text:style-name="P1">+------+------------+--------+</text:p>
      <text:p text:style-name="P1">6 rows in set (0.01 sec)</text:p>
      <text:p text:style-name="P1"/>
      <text:p text:style-name="P2">## <text:s/>Full Join <text:s/>##</text:p>
      <text:p text:style-name="P1">mysql&gt; select * from Stud_Marks left join Result on Stud_Marks.name=Result.name union select * from Stud_Marks right join Result on Stud_Marks.name=Result.name;</text:p>
      <text:p text:style-name="P1">+--------+-------------+------+--------+---------------------+</text:p>
      <text:p text:style-name="P1">| name <text:s text:c="2"/>| total_marks | Roll | Name <text:s text:c="2"/>| Class <text:s text:c="14"/>|</text:p>
      <text:p text:style-name="P1">+--------+-------------+------+--------+---------------------+</text:p>
      <text:p text:style-name="P1">| Ramesh | <text:s text:c="8"/>955 | <text:s text:c="2"/>11 | Ramesh | First class <text:s text:c="8"/>|</text:p>
      <text:p text:style-name="P1">| Ajay <text:s text:c="2"/>| <text:s text:c="8"/>900 | NULL | NULL <text:s text:c="2"/>| NULL <text:s text:c="15"/>|</text:p>
      <text:p text:style-name="P1">| Akash <text:s/>| <text:s text:c="8"/>990 | NULL | NULL <text:s text:c="2"/>| NULL <text:s text:c="15"/>|</text:p>
      <text:p text:style-name="P1">| Vishal | <text:s text:c="7"/>1344 | <text:s text:c="2"/>22 | Vishal | Distinction <text:s text:c="8"/>|</text:p>
      <text:p text:style-name="P1">| Vijay <text:s/>| <text:s text:c="7"/>1500 | <text:s text:c="2"/>23 | Vijay <text:s/>| Distinction <text:s text:c="8"/>|</text:p>
      <text:p text:style-name="P1">| Suraj <text:s/>| <text:s text:c="8"/>825 | <text:s text:c="2"/>31 | Suraj <text:s/>| Higher second class |</text:p>
      <text:p text:style-name="P1">| Girish | <text:s text:c="8"/>899 | NULL | NULL <text:s text:c="2"/>| NULL <text:s text:c="15"/>|</text:p>
      <text:p text:style-name="P1">| NULL <text:s text:c="2"/>| <text:s text:c="7"/>NULL | <text:s text:c="2"/>13 | Samir <text:s/>| First class <text:s text:c="8"/>|</text:p>
      <text:p text:style-name="P1">| NULL <text:s text:c="2"/>| <text:s text:c="7"/>NULL | <text:s text:c="2"/>32 | Akshad | Higher second class |</text:p>
      <text:p text:style-name="P1">+--------+-------------+------+--------+---------------------+</text:p>
      <text:p text:style-name="P1">9 rows in set (0.01 sec)</text:p>
      <text:p text:style-name="P1">mysql&gt; select * from Student left join Dept on Student.dept = Dept.id <text:s/>union select * from Student right join Dept on Student.dept = Dept.id;</text:p>
      <text:p text:style-name="P1">+------+--------+------+------+------------+</text:p>
      <text:p text:style-name="P1">| id <text:s text:c="2"/>| name <text:s text:c="2"/>| dept | id <text:s text:c="2"/>| name <text:s text:c="6"/>|</text:p>
      <text:p text:style-name="P1">+------+--------+------+------+------------+</text:p>
      <text:p text:style-name="P1">| 1111 | Akash <text:s/>| 3001 | 3001 | Computer <text:s text:c="2"/>|</text:p>
      <text:p text:style-name="P1">| 1112 | Akshay | 3002 | 3002 | Electrical |</text:p>
      <text:p text:style-name="P1">| 1113 | Samir <text:s/>| 3002 | 3002 | Electrical |</text:p>
      <text:p text:style-name="P1">| 1114 | Mitesh | 3002 | 3002 | Electrical |</text:p>
      <text:p text:style-name="P1">| 1115 | Girish | 3003 | NULL | NULL <text:s text:c="6"/>|</text:p>
      <text:p text:style-name="P1">| 1116 | Raj <text:s text:c="3"/>| 3001 | 3001 | Computer <text:s text:c="2"/>|</text:p>
      <text:p text:style-name="P1"><text:soft-page-break/>| NULL | NULL <text:s text:c="2"/>| NULL | 3004 | E&amp;TC <text:s text:c="6"/>|</text:p>
      <text:p text:style-name="P1">+------+--------+------+------+------------+</text:p>
      <text:p text:style-name="P1">7 rows in set (0.01 sec)</text:p>
      <text:p text:style-name="P1"/>
      <text:p text:style-name="P2">## <text:s/>Self Join <text:s/>##</text:p>
      <text:p text:style-name="P1">mysql&gt; select * from Stud;</text:p>
      <text:p text:style-name="P1">+------+------+--------+</text:p>
      <text:p text:style-name="P1">| roll | name | leader |</text:p>
      <text:p text:style-name="P1">+------+------+--------+</text:p>
      <text:p text:style-name="P1">| <text:s text:c="3"/>1 | A <text:s text:c="3"/>| <text:s text:c="5"/>3 |</text:p>
      <text:p text:style-name="P1">| <text:s text:c="3"/>2 | B <text:s text:c="3"/>| <text:s text:c="5"/>3 |</text:p>
      <text:p text:style-name="P1">| <text:s text:c="3"/>3 | C <text:s text:c="3"/>| <text:s text:c="5"/>3 |</text:p>
      <text:p text:style-name="P1">| <text:s text:c="3"/>4 | D <text:s text:c="3"/>| <text:s text:c="5"/>5 |</text:p>
      <text:p text:style-name="P1">| <text:s text:c="3"/>5 | E <text:s text:c="3"/>| <text:s text:c="5"/>5 |</text:p>
      <text:p text:style-name="P1">| <text:s text:c="3"/>6 | F <text:s text:c="3"/>| <text:s text:c="5"/>5 |</text:p>
      <text:p text:style-name="P1">| <text:s text:c="3"/>7 | G <text:s text:c="3"/>| <text:s text:c="5"/>7 |</text:p>
      <text:p text:style-name="P1">| <text:s text:c="3"/>8 | H <text:s text:c="3"/>| <text:s text:c="5"/>7 |</text:p>
      <text:p text:style-name="P1">| <text:s text:c="3"/>9 | I <text:s text:c="3"/>| <text:s text:c="5"/>7 |</text:p>
      <text:p text:style-name="P1">+------+------+--------+</text:p>
      <text:p text:style-name="P1">9 rows in set (0.00 sec)</text:p>
      <text:p text:style-name="P1">mysql&gt; select s1.name, s2.name as leader from Stud s1, Stud s2 where s1.leader = s2.roll;</text:p>
      <text:p text:style-name="P1">+------+--------+</text:p>
      <text:p text:style-name="P1">| name | leader |</text:p>
      <text:p text:style-name="P1">+------+--------+</text:p>
      <text:p text:style-name="P1">| A <text:s text:c="3"/>| C <text:s text:c="5"/>|</text:p>
      <text:p text:style-name="P1">| B <text:s text:c="3"/>| C <text:s text:c="5"/>|</text:p>
      <text:p text:style-name="P1">| C <text:s text:c="3"/>| C <text:s text:c="5"/>|</text:p>
      <text:p text:style-name="P1">| D <text:s text:c="3"/>| E <text:s text:c="5"/>|</text:p>
      <text:p text:style-name="P1">| E <text:s text:c="3"/>| E <text:s text:c="5"/>|</text:p>
      <text:p text:style-name="P1">| F <text:s text:c="3"/>| E <text:s text:c="5"/>|</text:p>
      <text:p text:style-name="P1">| G <text:s text:c="3"/>| G <text:s text:c="5"/>|</text:p>
      <text:p text:style-name="P1">| H <text:s text:c="3"/>| G <text:s text:c="5"/>|</text:p>
      <text:p text:style-name="P1">| I <text:s text:c="3"/>| G <text:s text:c="5"/>|</text:p>
      <text:p text:style-name="P1">+------+--------+</text:p>
      <text:p text:style-name="P1">9 rows in set (0.00 sec)</text:p>
      <text:p text:style-name="P1"/>
      <text:p text:style-name="P2">## <text:s/>Sub-Query <text:s/>##</text:p>
      <text:p text:style-name="P1">mysql&gt; select * from Result where name = (select name from <text:tab/>Stud_Marks </text:p>
      <text:p text:style-name="P1">where total_marks = 1344);</text:p>
      <text:p text:style-name="P1">+------+--------+-------------+</text:p>
      <text:p text:style-name="P1">| Roll | Name <text:s text:c="2"/>| Class <text:s text:c="6"/>|</text:p>
      <text:p text:style-name="P1">+------+--------+-------------+</text:p>
      <text:p text:style-name="P1">| <text:s text:c="2"/>22 | Vishal | Distinction |</text:p>
      <text:p text:style-name="P1">+------+--------+-------------+</text:p>
      <text:p text:style-name="P1">1 row in set (0.01 sec)</text:p>
      <text:p text:style-name="P1">mysql&gt; select * from Stud_Marks where name = (select name from Result where roll=22);</text:p>
      <text:p text:style-name="P1">+--------+-------------+</text:p>
      <text:p text:style-name="P1">| name <text:s text:c="2"/>| total_marks |</text:p>
      <text:p text:style-name="P1">+--------+-------------+</text:p>
      <text:p text:style-name="P1">| Vishal | <text:s text:c="7"/>1344 |</text:p>
      <text:p text:style-name="P1">+--------+-------------+</text:p>
      <text:p text:style-name="P1">1 row in set (0.00 sec)</text:p>
      <text:p text:style-name="P1"><text:soft-page-break/>mysql&gt; select * from Result where name in (select name from Stud_Marks where total_marks&gt;=990);</text:p>
      <text:p text:style-name="P1">+------+--------+-------------+</text:p>
      <text:p text:style-name="P1">| Roll | Name <text:s text:c="2"/>| Class <text:s text:c="6"/>|</text:p>
      <text:p text:style-name="P1">+------+--------+-------------+</text:p>
      <text:p text:style-name="P1">| <text:s text:c="2"/>22 | Vishal | Distinction |</text:p>
      <text:p text:style-name="P1">| <text:s text:c="2"/>23 | Vijay <text:s/>| Distinction |</text:p>
      <text:p text:style-name="P1">+------+--------+-------------+</text:p>
      <text:p text:style-name="P1">2 rows in set (0.01 sec)</text:p>
      <text:p text:style-name="P1">mysql&gt; select * from Stud_Marks where name in (select name from Result where class='First class');</text:p>
      <text:p text:style-name="P1">+--------+-------------+</text:p>
      <text:p text:style-name="P1">| name <text:s text:c="2"/>| total_marks |</text:p>
      <text:p text:style-name="P1">+--------+-------------+</text:p>
      <text:p text:style-name="P1">| Ramesh | <text:s text:c="8"/>955 |</text:p>
      <text:p text:style-name="P1">+--------+-------------+</text:p>
      <text:p text:style-name="P1">1 row in set (0.01 sec)</text:p>
      <text:p text:style-name="P1"/>
      <text:p text:style-name="P2">## <text:s/>View <text:s/>##</text:p>
      <text:p text:style-name="P2">## <text:s/>Create View :</text:p>
      <text:p text:style-name="P1">mysql&gt; create or replace view R_view as select * from Result where roll&gt;10 and roll&lt;30;</text:p>
      <text:p text:style-name="P1">Query OK, 0 rows affected (0.02 sec)</text:p>
      <text:p text:style-name="P1">mysql&gt; select * from R_view;</text:p>
      <text:p text:style-name="P1">+------+--------+-------------+</text:p>
      <text:p text:style-name="P1">| Roll | Name <text:s text:c="2"/>| Class <text:s text:c="6"/>|</text:p>
      <text:p text:style-name="P1">+------+--------+-------------+</text:p>
      <text:p text:style-name="P1">| <text:s text:c="2"/>11 | Ramesh | First class |</text:p>
      <text:p text:style-name="P1">| <text:s text:c="2"/>13 | Samir <text:s/>| First class |</text:p>
      <text:p text:style-name="P1">| <text:s text:c="2"/>22 | Vishal | Distinction |</text:p>
      <text:p text:style-name="P1">| <text:s text:c="2"/>23 | Vijay <text:s/>| Distinction |</text:p>
      <text:p text:style-name="P1">+------+--------+-------------+</text:p>
      <text:p text:style-name="P1">4 rows in set (0.00 sec)</text:p>
      <text:p text:style-name="P1"/>
      <text:p text:style-name="P2">## <text:s/>Update view :</text:p>
      <text:p text:style-name="P1">mysql&gt; update R_view set class = 'Distinction' where roll=11;</text:p>
      <text:p text:style-name="P1">Query OK, 1 row affected (0.04 sec)</text:p>
      <text:p text:style-name="P1">Rows matched: 1 <text:s/>Changed: 1 <text:s/>Warnings: 0</text:p>
      <text:p text:style-name="P1">mysql&gt; select * from R_view;</text:p>
      <text:p text:style-name="P1">+------+--------+-------------+</text:p>
      <text:p text:style-name="P1">| Roll | Name <text:s text:c="2"/>| Class <text:s text:c="6"/>|</text:p>
      <text:p text:style-name="P1">+------+--------+-------------+</text:p>
      <text:p text:style-name="P1">| <text:s text:c="2"/>11 | Ramesh | Distinction |</text:p>
      <text:p text:style-name="P1">| <text:s text:c="2"/>13 | Samir <text:s/>| First class |</text:p>
      <text:p text:style-name="P1">| <text:s text:c="2"/>22 | Vishal | Distinction |</text:p>
      <text:p text:style-name="P1">| <text:s text:c="2"/>23 | Vijay <text:s/>| Distinction |</text:p>
      <text:p text:style-name="P1">+------+--------+-------------+</text:p>
      <text:p text:style-name="P1">4 rows in set (0.01 sec)mysql&gt; delete from R_view where roll=11;</text:p>
      <text:p text:style-name="P1">Query OK, 1 row affected (0.02 sec)</text:p>
      <text:p text:style-name="P1"/>
      <text:p text:style-name="P2">## <text:s/>Delete from view :</text:p>
      <text:p text:style-name="P1">mysql&gt; delete from R_view where roll=11;</text:p>
      <text:p text:style-name="P1">Query OK, 1 row affected (0.02 sec)</text:p>
      <text:p text:style-name="P1">mysql&gt; select * from R_view;</text:p>
      <text:p text:style-name="P1"><text:soft-page-break/>+------+--------+-------------+</text:p>
      <text:p text:style-name="P1">| Roll | Name <text:s text:c="2"/>| Class <text:s text:c="6"/>|</text:p>
      <text:p text:style-name="P1">+------+--------+-------------+</text:p>
      <text:p text:style-name="P1">| <text:s text:c="2"/>13 | Samir <text:s/>| First class |</text:p>
      <text:p text:style-name="P1">| <text:s text:c="2"/>22 | Vishal | Distinction |</text:p>
      <text:p text:style-name="P1">| <text:s text:c="2"/>23 | Vijay <text:s/>| Distinction |</text:p>
      <text:p text:style-name="P1">+------+--------+-------------+</text:p>
      <text:p text:style-name="P1">3 rows in set (0.01 sec)</text:p>
      <text:p text:style-name="P1"/>
      <text:p text:style-name="P2">## <text:s/>Drop view :</text:p>
      <text:p text:style-name="P1">mysql&gt; Drop view R_view;</text:p>
      <text:p text:style-name="P1">Query OK, 0 rows affected (0.00 sec)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21:28:28.01</meta:creation-date>
    <meta:document-statistic meta:table-count="0" meta:image-count="0" meta:object-count="0" meta:page-count="6" meta:paragraph-count="261" meta:word-count="1686" meta:character-count="9124"/>
    <dc:date>2017-09-05T21:34:16.81</dc:date>
    <meta:editing-duration>PT5M50S</meta:editing-duration>
    <meta:editing-cycles>1</meta:editing-cycles>
    <meta:generator>OpenOffice/4.0.1$Win32 OpenOffice.org_project/401m5$Build-9714</meta:generator>
  </office:meta>
</office:document-meta>
</file>